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Standard">
      <style:text-properties officeooo:rsid="000aa577" officeooo:paragraph-rsid="000aa577"/>
    </style:style>
    <style:style style:name="P2" style:family="paragraph" style:parent-style-name="Standard">
      <style:text-properties officeooo:rsid="000c2077" officeooo:paragraph-rsid="000c2077"/>
    </style:style>
    <style:style style:name="P3" style:family="paragraph" style:parent-style-name="Standard">
      <style:text-properties officeooo:rsid="000fdda6" officeooo:paragraph-rsid="000fdda6"/>
    </style:style>
    <style:style style:name="P4" style:family="paragraph" style:parent-style-name="Standard">
      <style:text-properties fo:font-weight="normal" officeooo:rsid="000fdda6" officeooo:paragraph-rsid="000fdda6" style:font-weight-asian="normal" style:font-weight-complex="normal"/>
    </style:style>
    <style:style style:name="P5" style:family="paragraph" style:parent-style-name="Standard">
      <style:text-properties fo:font-weight="normal" officeooo:rsid="001153d9" officeooo:paragraph-rsid="001153d9" style:font-weight-asian="normal" style:font-weight-complex="normal"/>
    </style:style>
    <style:style style:name="P6" style:family="paragraph" style:parent-style-name="Standard">
      <style:text-properties fo:font-weight="normal" officeooo:rsid="0017bf98" officeooo:paragraph-rsid="0017bf98" style:font-weight-asian="normal" style:font-weight-complex="normal"/>
    </style:style>
    <style:style style:name="P7" style:family="paragraph" style:parent-style-name="Standard">
      <style:text-properties fo:font-weight="normal" officeooo:rsid="00184c1d" officeooo:paragraph-rsid="00184c1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c2077" style:font-weight-asian="bold" style:font-weight-complex="bold"/>
    </style:style>
    <style:style style:name="T3" style:family="text">
      <style:text-properties fo:font-weight="bold" officeooo:rsid="000fdda6" style:font-weight-asian="bold" style:font-weight-complex="bold"/>
    </style:style>
    <style:style style:name="T4" style:family="text">
      <style:text-properties officeooo:rsid="000e102a"/>
    </style:style>
    <style:style style:name="T5" style:family="text">
      <style:text-properties officeooo:rsid="000fdda6"/>
    </style:style>
    <style:style style:name="T6" style:family="text">
      <style:text-properties officeooo:rsid="0010c9ee"/>
    </style:style>
    <style:style style:name="T7" style:family="text">
      <style:text-properties officeooo:rsid="00122153"/>
    </style:style>
    <style:style style:name="T8" style:family="text">
      <style:text-properties officeooo:rsid="0013465b"/>
    </style:style>
    <style:style style:name="T9" style:family="text">
      <style:text-properties officeooo:rsid="00143ad6"/>
    </style:style>
    <style:style style:name="T10" style:family="text">
      <style:text-properties officeooo:rsid="0015192b"/>
    </style:style>
    <style:style style:name="T11" style:family="text">
      <style:text-properties officeooo:rsid="0016c385"/>
    </style:style>
    <style:style style:name="T12" style:family="text">
      <style:text-properties officeooo:rsid="001a32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S432 Networking</text:p>
      <text:p text:style-name="P1">Zachary Bower</text:p>
      <text:p text:style-name="P1"/>
      <text:p text:style-name="P1"><text:tab/><text:tab/><text:tab/><text:span text:style-name="T2">CHAPTER 1 QUESTION</text:span></text:p>
      <text:p text:style-name="P1"/>
      <text:p text:style-name="P2">2. <text:s/><text:span text:style-name="T11">(N+</text:span>P-<text:span text:style-name="T11">1)</text:span> * (L/R) </text:p>
      <text:p text:style-name="P2"/>
      <text:p text:style-name="P2">3. <text:s/>a)<text:tab/> A circuit-switch network sounds like a more reasonable choice for this type of application. The application has a constant data need for a set time period. Circuit switching would allow a specific portion of the network to be allocated for this use, ensuring <text:span text:style-name="T8">reliability</text:span> and constant data transfer rate. <text:span text:style-name="T4">As this is only for a set amount of time, this space could easily be de-allocated easily and any other network traffic could adjust accordingly. </text:span></text:p>
      <text:p text:style-name="P2"><text:s text:c="4"/><text:span text:style-name="T4">b)<text:tab/>The network does not need congestion control, as in the worst case scenario (all applications are transmiting over the network) the sum of the application data rates is less than the capacities of each link. Therefore this network has enough bandwith to handle this much traffic and no congestion control measure is needed. </text:span></text:p>
      <text:p text:style-name="P2"/>
      <text:p text:style-name="P3">10.)</text:p>
      <text:p text:style-name="P3"/>
      <text:p text:style-name="P3">18.)</text:p>
      <text:p text:style-name="P3"/>
      <text:p text:style-name="P1">24.<text:span text:style-name="T5">)</text:span></text:p>
      <text:p text:style-name="P1"><text:tab/>40 Terabytes</text:p>
      <text:p text:style-name="P1"><text:tab/>100 Megabit connection </text:p>
      <text:p text:style-name="P1"/>
      <text:p text:style-name="P1"><text:tab/>turn Megabit to Megabyte 100/8 = 12.5MBps</text:p>
      <text:p text:style-name="P1"/>
      <text:p text:style-name="P1"><text:tab/>now convert terabytes to megabytes 40 * 1000 * 1000 </text:p>
      <text:p text:style-name="P1"/>
      <text:p text:style-name="P1"><text:tab/>and divide this result by 12.5 to get 320000 sec</text:p>
      <text:p text:style-name="P1"><text:tab/></text:p>
      <text:p text:style-name="P1"><text:tab/>now divide by 60 to get min divide by 60 to get hours , then 24 to get days (3.<text:span text:style-name="T9">7</text:span>)</text:p>
      <text:p text:style-name="P1"/>
      <text:p text:style-name="P1"><text:tab/>If the file is this urgent I would transmit this with an overnight delivery as just the dedicated connection would take a bit <text:span text:style-name="T9">under four days</text:span> to completely transfer the file, and this assumes no other traffic.</text:p>
      <text:p text:style-name="P1"/>
      <text:p text:style-name="P1"/>
      <text:p text:style-name="P1"><text:tab/><text:tab/><text:tab/><text:tab/><text:span text:style-name="T3">CHAPTER 2 QUESTIONS</text:span></text:p>
      <text:p text:style-name="P6">7.)<text:tab/>It would take the summation of RTT1 – RTTn to find the server the host requested and 2 RTT0, one for the initial connection from client to server, and 1 for the communication between the server and the client (to transefer the HTML object). So the total time will be <text:span text:style-name="T1">2RTT0 + (RTT1 + RTT2 + … + RTTn)</text:span></text:p>
      <text:p text:style-name="P1"><text:span text:style-name="T3"/></text:p>
      <text:p text:style-name="P7"><text:span text:style-name="T5">9.</text:span>)</text:p>
      <text:p text:style-name="P7"/>
      <text:p text:style-name="P7">19.) <text:span text:style-name="T12">COPY/PASTE dig file</text:span></text:p>
      <text:p text:style-name="P7"/>
      <text:p text:style-name="P4"><text:soft-page-break/>20.)<text:tab/>When a new DNS record is <text:span text:style-name="T6">queried the local DNS server caches the information and sets a TTL flag of roughly 2 days. If a person were to take note of which listings were in the cache every 2 days, you could get an idea of which sites are most popular by how often they are in the cache.</text:span></text:p>
      <text:p text:style-name="P4"/>
      <text:p text:style-name="P5">26.)<text:tab/><text:span text:style-name="T7">a) Yes, by repeatedly querying the tracker for some period of time, Bob’s can get a close to complete list of all the ‘seeders’, Bob can then ignore the ‘leachers’ and connect and download from the seeders without ever participating in the server aspect of bit torrent.</text:span></text:p>
      <text:p text:style-name="P5"><text:tab/><text:span text:style-name="T10">b) This is also true, if Bob was able to get enough of the ‘chunks’ of data on multiple machines, he could then combine the data loc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7:07:06.843366049</meta:creation-date>
    <dc:date>2018-10-12T07:42:51.414364761</dc:date>
    <meta:editing-duration>PT3H3M47S</meta:editing-duration>
    <meta:editing-cycles>11</meta:editing-cycles>
    <meta:generator>LibreOffice/6.1.2.1$Linux_X86_64 LibreOffice_project/10$Build-1</meta:generator>
    <meta:document-statistic meta:table-count="0" meta:image-count="0" meta:object-count="0" meta:page-count="2" meta:paragraph-count="24" meta:word-count="435" meta:character-count="2400" meta:non-whitespace-character-count="1959"/>
  </office:meta>
</office:document-meta>
</file>